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style:font-name="Ubuntu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ranching and Link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B, B.cond, BR, B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: Unconditional Branch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Syntax: <text:tab/><text:span text:style-name="T1">B</text:span><text:span text:style-name="T1"><text:tab/></text:span><text:span text:style-name="T1">label</text:span></text:p>
              </text:list-header>
              <text:list-item>
                <text:p>Encoding: 0b0001|01[imm26]</text:p>
              </text:list-item>
              <text:list-item>
                <text:p>imm26 is an offset from the PC’s value at the B instruction. <text:s/>Suppose B label is located at 0xWX, and label: is located at 0xYZ. <text:s/>Then imm26 is (0xYZ – 0xWX) &gt;&gt; 2. <text:s/></text:p>
              </text:list-item>
              <text:list-item>
                <text:p/>
              </text:list-item>
              <text:list-item>
                <text:p>The value (0xYZ – 0xWX), which is imm26 &lt;&lt; 2, is what the PC is changed to when B label is executed.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.con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Syntax: <text:tab/><text:span text:style-name="T1">B.cond</text:span><text:span text:style-name="T1"><text:tab/></text:span><text:span text:style-name="T1">label</text:span></text:p>
              </text:list-header>
              <text:list-item>
                <text:p>Encoding: 0b</text:p>
              </text:list-item>
              <text:list-item>
                <text:p><text:s text:c="2"/></text:p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17:32:47.313637308</meta:creation-date>
    <meta:editing-duration>P7DT2H2M27S</meta:editing-duration>
    <meta:editing-cycles>12</meta:editing-cycles>
    <meta:generator>LibreOffice/6.0.7.3$Linux_X86_64 LibreOffice_project/00m0$Build-3</meta:generator>
    <dc:title>Alizarin</dc:title>
    <dc:date>2020-09-14T16:50:35.952041801</dc:date>
    <meta:document-statistic meta:object-count="49"/>
  </office:meta>
</office:document-meta>
</file>